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sub>
                <mi>M</mi>
                <mrow>
                  <mi>T</mi>
                </mrow>
              </msub>
              <mo stretchy="false">=</mo>
              <mfenced open="[" close="]"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frac>
                            <mi>L</mi>
                            <msup>
                              <mi>n</mi>
                              <mn>3</mn>
                            </msup>
                          </mfrac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fenced>
            </mrow>
            <mi/>
            <mrow>
              <msub>
                <mi>M</mi>
                <mrow>
                  <mi>S</mi>
                </mrow>
              </msub>
              <mo stretchy="false">=</mo>
              <mfenced open="[" close="]"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frac>
                            <mi>L</mi>
                            <mi>n</mi>
                          </mfrac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fenced>
            </mrow>
          </mrow>
        </mtd>
      </mtr>
      <mtr>
        <mtd>
          <mrow/>
        </mtd>
      </mtr>
      <mtr>
        <mtd>
          <mrow>
            <mrow>
              <msup>
                <mrow>
                  <msub>
                    <mi>M</mi>
                    <mrow>
                      <mi>T</mi>
                    </mrow>
                  </msub>
                </mrow>
                <mrow>
                  <mi mathvariant="italic">LF</mi>
                </mrow>
              </msup>
              <mo stretchy="false">=</mo>
              <mfenced open="[" close="]">
                <mrow>
                  <mtable>
                    <mtr>
                      <mtd>
                        <mrow>
                          <mi>n</mi>
                        </mrow>
                      </mtd>
                      <mtd>
                        <mrow>
                          <mfrac>
                            <mi>h</mi>
                            <msup>
                              <mi>n</mi>
                              <mn>2</mn>
                            </msup>
                          </mfrac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frac>
                            <mn>1</mn>
                            <msup>
                              <mi>n</mi>
                              <mn>2</mn>
                            </msup>
                          </mfrac>
                        </mrow>
                      </mtd>
                    </mtr>
                  </mtable>
                </mrow>
              </mfenced>
            </mrow>
            <mi/>
            <mrow>
              <msup>
                <mrow>
                  <msub>
                    <mi>M</mi>
                    <mrow>
                      <mi>S</mi>
                    </mrow>
                  </msub>
                </mrow>
                <mrow>
                  <mi mathvariant="italic">LF</mi>
                </mrow>
              </msup>
              <mo stretchy="false">=</mo>
              <mfenced open="[" close="]"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frac>
                            <mi>h</mi>
                            <mi>n</mi>
                          </mfrac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frac>
                            <mn>1</mn>
                            <mi>n</mi>
                          </mfrac>
                        </mrow>
                      </mtd>
                    </mtr>
                  </mtable>
                </mrow>
              </mfenced>
            </mrow>
          </mrow>
        </mtd>
      </mtr>
      <mtr>
        <mtd>
          <mrow/>
        </mtd>
      </mtr>
      <mtr>
        <mtd>
          <mrow>
            <mrow>
              <msup>
                <mrow>
                  <msub>
                    <mi>M</mi>
                    <mrow>
                      <mi>T</mi>
                    </mrow>
                  </msub>
                </mrow>
                <mrow>
                  <mi mathvariant="italic">RT</mi>
                </mrow>
              </msup>
              <mo stretchy="false">=</mo>
              <mfenced open="[" close="]">
                <mrow>
                  <mtable>
                    <mtr>
                      <mtd>
                        <mrow>
                          <mfrac>
                            <mn>1</mn>
                            <mi>n</mi>
                          </mfrac>
                        </mrow>
                      </mtd>
                      <mtd>
                        <mrow>
                          <mfrac>
                            <mi>h</mi>
                            <mi>n</mi>
                          </mfrac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sup>
                            <mi>n</mi>
                            <mn>2</mn>
                          </msup>
                        </mrow>
                      </mtd>
                    </mtr>
                  </mtable>
                </mrow>
              </mfenced>
            </mrow>
            <mi/>
            <mrow>
              <msup>
                <mrow>
                  <msub>
                    <mi>M</mi>
                    <mrow>
                      <mi>S</mi>
                    </mrow>
                  </msub>
                </mrow>
                <mrow>
                  <mi mathvariant="italic">RT</mi>
                </mrow>
              </msup>
              <mo stretchy="false">=</mo>
              <mfenced open="[" close="]"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i>h</mi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i>n</mi>
                        </mrow>
                      </mtd>
                    </mtr>
                  </mtable>
                </mrow>
              </mfenced>
            </mrow>
          </mrow>
        </mtd>
      </mtr>
    </mtable>
    <annotation encoding="StarMath 5.0">M_{T} = left [ matrix{1 # L over n^3 ## 0  # 1} right ]  
~~~
M_{S} = left [ matrix{1 # L over n ## 0  # 1} right ] 

newline newline

{M_{T}}^{LF} = left [ matrix{ n # h over n^2 ## 0 # 1 over n^2} right]
~~~
{M_{S}}^{LF} = left [ matrix{ 1 # h over n ## 0 # 1 over n} right]

newline newline

{M_{T}}^{RT} = left [ matrix{ 1 over n # h over n ## 0 # n^2} right]
~~~
{M_{S}}^{RT} = left [ matrix{ 1 # h ## 0 # n} right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7T01:14:26.87</meta:creation-date>
    <meta:generator>LibreOffice/4.0.1.2$Windows_x86 LibreOffice_project/84102822e3d61eb989ddd325abf1ac077904985</meta:generator>
  </office:meta>
</office:document-meta>
</file>